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2]-[.F2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787,00</text:p>
            <text:p>05/2025 – 440,00</text:p>
            <text:p>05/2025 – 500,00</text:p>
            <text:p>06/2025 – 440,00</text:p>
            <text:p>06/2025 – 407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3]-[.F2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4]-[.F2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07" calcext:value-type="float">
            <text:p>407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5]-[.F25]" office:value-type="float" office:value="93" calcext:value-type="float">
            <text:p>93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6410 - process. 07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6]-[.F26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2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7]-[.F27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6419 - process. 08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8]-[.F28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6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9]-[.F29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29])" office:value-type="float" office:value="1973" calcext:value-type="float">
            <text:p>1.973,00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0.548481287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0.5513056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210" meta:object-count="0"/>
    <meta:user-defined meta:name="Info 0"/>
    <meta:user-defined meta:name="Info 1"/>
    <meta:user-defined meta:name="Info 2"/>
    <meta:user-defined meta:name="Info 3"/>
  </office:meta>
</office:document-meta>
</file>